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42d" officeooo:paragraph-rsid="0003142d"/>
    </style:style>
    <style:style style:name="P2" style:family="paragraph" style:parent-style-name="Standard">
      <style:text-properties officeooo:rsid="00036ec7" officeooo:paragraph-rsid="00036ec7"/>
    </style:style>
    <style:style style:name="P3" style:family="paragraph" style:parent-style-name="Standard">
      <style:text-properties officeooo:rsid="00036ec7" officeooo:paragraph-rsid="00046c63"/>
    </style:style>
    <style:style style:name="P4" style:family="paragraph" style:parent-style-name="Standard">
      <style:text-properties officeooo:rsid="000621b4" officeooo:paragraph-rsid="000621b4"/>
    </style:style>
    <style:style style:name="T1" style:family="text">
      <style:text-properties officeooo:rsid="00036ec7"/>
    </style:style>
    <style:style style:name="T2" style:family="text">
      <style:text-properties officeooo:rsid="00046c63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661 HW 3</text:p>
      <text:p text:style-name="P1">Ammar Kothari</text:p>
      <text:p text:style-name="P1"/>
      <text:p text:style-name="P1">1. ECI is Earth Centered Inertial and does not rotate.</text:p>
      <text:p text:style-name="P1"/>
      <text:p text:style-name="P1">2. Accelerometers measure specific force and may be reported in m/s^2. <text:s/>Accelerometers measure angular rate of change and may be reported in radians/s.</text:p>
      <text:p text:style-name="P1"/>
      <text:p text:style-name="P1">3. <text:span text:style-name="T1">The ISA would measure 1g acceleration upward. <text:s/>The difference between the stationary acceleration and free fall is 1g upward.</text:span></text:p>
      <text:p text:style-name="P1"/>
      <text:p text:style-name="P3">4. <text:s/><text:span text:style-name="T2">A gimbaled INS uses actuators to maintain the accelerometer in alignment with a predefined frame. The angle of the actuators are the Tait-Bryan angles of the current pose. <text:s/>A strapdown INS reads data directly from the ISA to define its current pose.</text:span></text:p>
      <text:p text:style-name="P3"><text:tab/>A gimbaled INS is more accurate than its strapdown counterpart. <text:s/>However, it has many more moving parts making it harder to maintain and more costly.</text:p>
      <text:p text:style-name="P2"/>
      <text:p text:style-name="P2">5.</text:p>
      <text:p text:style-name="P2"/>
      <text:p text:style-name="P4">6.</text:p>
      <text:p text:style-name="P4"/>
      <text:p text:style-name="P4">7. The average down velocity was <text:tab/>-9.80 m/s<text:span text:style-name="T3">2</text:span>. <text:s/>This is the value of gravity. <text:s/>The down axis was aligned with gravity. <text:s/>However, the negative value indicates that the sensitive direction was pointing downward in the c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48:40.461648216</meta:creation-date>
    <meta:generator>LibreOffice/5.1.6.2$Linux_X86_64 LibreOffice_project/10m0$Build-2</meta:generator>
    <dc:date>2018-01-31T19:53:55.048031779</dc:date>
    <meta:editing-duration>PT55M3S</meta:editing-duration>
    <meta:editing-cycles>3</meta:editing-cycles>
    <meta:document-statistic meta:table-count="0" meta:image-count="0" meta:object-count="0" meta:page-count="1" meta:paragraph-count="10" meta:word-count="164" meta:character-count="982" meta:non-whitespace-character-count="818"/>
  </office:meta>
</office:document-meta>
</file>